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ventStreamReaderTests.readCorr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EventStreamReaderTests.read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ventStreamReaderTests.create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